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a5b076" style:font-size-asian="11pt" style:font-size-complex="11pt"/>
    </style:style>
    <style:style style:name="P6" style:family="paragraph" style:parent-style-name="Standard">
      <style:text-properties style:font-name="EB Garamond 12" fo:font-size="11pt" fo:language="en" fo:country="US" officeooo:rsid="000120e5" officeooo:paragraph-rsid="00c760ef" style:font-size-asian="11pt" style:font-size-complex="11pt"/>
    </style:style>
    <style:style style:name="P7" style:family="paragraph" style:parent-style-name="Standard">
      <style:text-properties style:font-name="EB Garamond 12" fo:font-size="11pt" fo:language="en" fo:country="US" officeooo:rsid="000120e5" officeooo:paragraph-rsid="01120c92" style:font-size-asian="11pt" style:font-size-complex="11pt"/>
    </style:style>
    <style:style style:name="P8" style:family="paragraph" style:parent-style-name="Standard">
      <style:text-properties style:font-name="EB Garamond 12" fo:font-size="11pt" fo:language="en" fo:country="US" officeooo:rsid="000120e5" officeooo:paragraph-rsid="011a7ae9" style:font-size-asian="11pt" style:font-size-complex="11pt"/>
    </style:style>
    <style:style style:name="P9" style:family="paragraph" style:parent-style-name="Standard">
      <style:text-properties style:font-name="EB Garamond 12" fo:font-size="11pt" fo:language="en" fo:country="US" officeooo:rsid="000120e5" officeooo:paragraph-rsid="00185aff" style:font-size-asian="11pt" style:font-size-complex="11pt"/>
    </style:style>
    <style:style style:name="P10" style:family="paragraph" style:parent-style-name="Standard">
      <style:text-properties style:font-name="EB Garamond 12" fo:font-size="11pt" fo:language="en" fo:country="US" officeooo:rsid="000120e5" officeooo:paragraph-rsid="0215f91b" style:font-size-asian="11pt" style:font-size-complex="11pt"/>
    </style:style>
    <style:style style:name="P11" style:family="paragraph" style:parent-style-name="Standard">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7de5"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0df0f0" style:font-size-asian="11pt" style:font-size-complex="11pt"/>
    </style:style>
    <style:style style:name="P1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5f91b"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21b37c8" style:font-size-asian="11pt" style:font-size-complex="11pt"/>
    </style:style>
    <style:style style:name="P21" style:family="paragraph" style:parent-style-name="Standard">
      <style:paragraph-properties fo:text-align="justify" style:justify-single-word="false"/>
      <style:text-properties style:font-name="EB Garamond 12" fo:font-size="11pt" fo:language="en" fo:country="US" officeooo:paragraph-rsid="01f29673" style:font-size-asian="11pt" style:font-size-complex="11pt"/>
    </style:style>
    <style:style style:name="P22" style:family="paragraph" style:parent-style-name="Standard">
      <style:text-properties style:font-name="EB Garamond 12" fo:font-size="11pt" fo:language="en" fo:country="US" officeooo:rsid="01f43e61" officeooo:paragraph-rsid="01f43e61" style:font-size-asian="11pt" style:font-size-complex="11pt"/>
    </style:style>
    <style:style style:name="P23"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4"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8"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9"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2"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3" style:family="paragraph" style:parent-style-name="Standard">
      <style:paragraph-properties fo:text-align="center" style:justify-single-word="false"/>
      <style:text-properties style:font-name="EB Garamond 12" fo:font-size="16pt" style:font-size-asian="16pt" style:font-size-complex="16pt"/>
    </style:style>
    <style:style style:name="P34"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5" style:family="paragraph" style:parent-style-name="Standard">
      <style:text-properties style:font-name="EB Garamond 12 All SC" fo:font-size="11pt" fo:language="en" fo:country="US" officeooo:rsid="01f34a94" officeooo:paragraph-rsid="00836784" style:font-size-asian="11pt" style:font-size-complex="11pt"/>
    </style:style>
    <style:style style:name="P36" style:family="paragraph" style:parent-style-name="Standard">
      <style:paragraph-properties>
        <style:tab-stops>
          <style:tab-stop style:position="1.492cm"/>
          <style:tab-stop style:position="3.496cm"/>
        </style:tab-stops>
      </style:paragraph-properties>
      <style:text-properties style:font-name="EB Garamond 12 All SC" fo:font-size="11pt" fo:language="en" fo:country="US" fo:font-style="normal" officeooo:rsid="02042bf9" officeooo:paragraph-rsid="00c760ef" style:font-size-asian="11pt" style:font-style-asian="normal" style:font-size-complex="11pt" style:font-style-complex="normal"/>
    </style:style>
    <style:style style:name="P37"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8"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9" style:family="paragraph" style:parent-style-name="Footnote">
      <style:text-properties fo:language="en" fo:country="US" officeooo:rsid="00198fdb" officeooo:paragraph-rsid="01fe59e4"/>
    </style:style>
    <style:style style:name="T1" style:family="text">
      <style:text-properties fo:font-style="italic" style:font-style-asian="italic" style:font-style-complex="italic"/>
    </style:style>
    <style:style style:name="T2" style:family="text">
      <style:text-properties fo:font-style="italic" officeooo:rsid="008906d0" style:font-style-asian="italic" style:font-style-complex="italic"/>
    </style:style>
    <style:style style:name="T3" style:family="text">
      <style:text-properties fo:font-style="italic" officeooo:rsid="01c668f6" style:font-style-asian="italic" style:font-style-complex="italic"/>
    </style:style>
    <style:style style:name="T4" style:family="text">
      <style:text-properties fo:font-style="italic" officeooo:rsid="01f1733b" style:font-style-asian="italic" style:font-style-complex="italic"/>
    </style:style>
    <style:style style:name="T5" style:family="text">
      <style:text-properties fo:font-style="italic" officeooo:rsid="01fb5d4d" style:font-style-asian="italic" style:font-style-complex="italic"/>
    </style:style>
    <style:style style:name="T6" style:family="text">
      <style:text-properties fo:font-style="italic" officeooo:rsid="020cd47a" style:font-style-asian="italic" style:font-style-complex="italic"/>
    </style:style>
    <style:style style:name="T7" style:family="text">
      <style:text-properties fo:font-style="italic" officeooo:rsid="02193bcb"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a5b076" style:font-style-asian="normal" style:font-style-complex="normal"/>
    </style:style>
    <style:style style:name="T15" style:family="text">
      <style:text-properties fo:font-style="normal" officeooo:rsid="00a6bf57" style:font-style-asian="normal" style:font-style-complex="normal"/>
    </style:style>
    <style:style style:name="T16" style:family="text">
      <style:text-properties fo:font-style="normal" officeooo:rsid="01120c92" style:font-style-asian="normal" style:font-style-complex="normal"/>
    </style:style>
    <style:style style:name="T17" style:family="text">
      <style:text-properties fo:font-style="normal" officeooo:rsid="011a7ae9" style:font-style-asian="normal" style:font-style-complex="normal"/>
    </style:style>
    <style:style style:name="T18" style:family="text">
      <style:text-properties fo:font-style="normal" officeooo:rsid="013e64b0" style:font-style-asian="normal" style:font-style-complex="normal"/>
    </style:style>
    <style:style style:name="T19" style:family="text">
      <style:text-properties fo:font-style="normal" officeooo:rsid="014083d1" style:font-style-asian="normal" style:font-style-complex="normal"/>
    </style:style>
    <style:style style:name="T20" style:family="text">
      <style:text-properties fo:font-style="normal" officeooo:rsid="0141ffb1" style:font-style-asian="normal" style:font-style-complex="normal"/>
    </style:style>
    <style:style style:name="T21" style:family="text">
      <style:text-properties fo:font-style="normal" officeooo:rsid="01427ce8" style:font-style-asian="normal" style:font-style-complex="normal"/>
    </style:style>
    <style:style style:name="T22" style:family="text">
      <style:text-properties fo:font-style="normal" officeooo:rsid="014898e2" style:font-style-asian="normal" style:font-style-complex="normal"/>
    </style:style>
    <style:style style:name="T23" style:family="text">
      <style:text-properties fo:font-style="normal" officeooo:rsid="0157fa84" style:font-style-asian="normal" style:font-style-complex="normal"/>
    </style:style>
    <style:style style:name="T24" style:family="text">
      <style:text-properties fo:font-style="normal" officeooo:rsid="015e1118" style:font-style-asian="normal" style:font-style-complex="normal"/>
    </style:style>
    <style:style style:name="T25" style:family="text">
      <style:text-properties fo:font-style="normal" officeooo:rsid="018e44de" style:font-style-asian="normal" style:font-style-complex="normal"/>
    </style:style>
    <style:style style:name="T26" style:family="text">
      <style:text-properties fo:font-style="normal" officeooo:rsid="0197bf7c" style:font-style-asian="normal" style:font-style-complex="normal"/>
    </style:style>
    <style:style style:name="T27" style:family="text">
      <style:text-properties fo:font-style="normal" officeooo:rsid="01a2b320" style:font-style-asian="normal" style:font-style-complex="normal"/>
    </style:style>
    <style:style style:name="T28" style:family="text">
      <style:text-properties fo:font-style="normal" officeooo:rsid="01a5857e" style:font-style-asian="normal" style:font-style-complex="normal"/>
    </style:style>
    <style:style style:name="T29" style:family="text">
      <style:text-properties fo:font-style="normal" officeooo:rsid="01a5cff9" style:font-style-asian="normal" style:font-style-complex="normal"/>
    </style:style>
    <style:style style:name="T30" style:family="text">
      <style:text-properties fo:font-style="normal" officeooo:rsid="01c11964" style:font-style-asian="normal" style:font-style-complex="normal"/>
    </style:style>
    <style:style style:name="T31" style:family="text">
      <style:text-properties fo:font-style="normal" officeooo:rsid="01c12129" style:font-style-asian="normal" style:font-style-complex="normal"/>
    </style:style>
    <style:style style:name="T32" style:family="text">
      <style:text-properties fo:font-style="normal" officeooo:rsid="01c2a66a" style:font-style-asian="normal" style:font-style-complex="normal"/>
    </style:style>
    <style:style style:name="T33" style:family="text">
      <style:text-properties fo:font-style="normal" officeooo:rsid="01c37a03" style:font-style-asian="normal" style:font-style-complex="normal"/>
    </style:style>
    <style:style style:name="T34" style:family="text">
      <style:text-properties fo:font-style="normal" officeooo:rsid="01c668f6" style:font-style-asian="normal" style:font-style-complex="normal"/>
    </style:style>
    <style:style style:name="T35" style:family="text">
      <style:text-properties fo:font-style="normal" officeooo:rsid="01c81a39" style:font-style-asian="normal" style:font-style-complex="normal"/>
    </style:style>
    <style:style style:name="T36" style:family="text">
      <style:text-properties fo:font-style="normal" officeooo:rsid="01d7bc22" style:font-style-asian="normal" style:font-style-complex="normal"/>
    </style:style>
    <style:style style:name="T37" style:family="text">
      <style:text-properties fo:font-style="normal" officeooo:rsid="01f29673" style:font-style-asian="normal" style:font-style-complex="normal"/>
    </style:style>
    <style:style style:name="T38" style:family="text">
      <style:text-properties fo:font-style="normal" officeooo:rsid="01f726c5" style:font-style-asian="normal" style:font-style-complex="normal"/>
    </style:style>
    <style:style style:name="T39" style:family="text">
      <style:text-properties fo:font-style="normal" officeooo:rsid="01f7e134" style:font-style-asian="normal" style:font-style-complex="normal"/>
    </style:style>
    <style:style style:name="T40" style:family="text">
      <style:text-properties fo:font-style="normal" officeooo:rsid="01f8a729" style:font-style-asian="normal" style:font-style-complex="normal"/>
    </style:style>
    <style:style style:name="T41" style:family="text">
      <style:text-properties fo:font-style="normal" officeooo:rsid="01f90e71" style:font-style-asian="normal" style:font-style-complex="normal"/>
    </style:style>
    <style:style style:name="T42" style:family="text">
      <style:text-properties fo:font-style="normal" officeooo:rsid="01fa7de5" style:font-style-asian="normal" style:font-style-complex="normal"/>
    </style:style>
    <style:style style:name="T43" style:family="text">
      <style:text-properties fo:font-style="normal" officeooo:rsid="01fb5d4d" style:font-style-asian="normal" style:font-style-complex="normal"/>
    </style:style>
    <style:style style:name="T44" style:family="text">
      <style:text-properties fo:font-style="normal" officeooo:rsid="01fc15c3" style:font-style-asian="normal" style:font-style-complex="normal"/>
    </style:style>
    <style:style style:name="T45" style:family="text">
      <style:text-properties fo:font-style="normal" officeooo:rsid="01fe1c4e" style:font-style-asian="normal" style:font-style-complex="normal"/>
    </style:style>
    <style:style style:name="T46" style:family="text">
      <style:text-properties fo:font-style="normal" officeooo:rsid="01fe59e4" style:font-style-asian="normal" style:font-style-complex="normal"/>
    </style:style>
    <style:style style:name="T47" style:family="text">
      <style:text-properties fo:font-style="normal" officeooo:rsid="0201410b" style:font-style-asian="normal" style:font-style-complex="normal"/>
    </style:style>
    <style:style style:name="T48" style:family="text">
      <style:text-properties fo:font-style="normal" officeooo:rsid="02018b99" style:font-style-asian="normal" style:font-style-complex="normal"/>
    </style:style>
    <style:style style:name="T49" style:family="text">
      <style:text-properties fo:font-style="normal" officeooo:rsid="0203081d" style:font-style-asian="normal" style:font-style-complex="normal"/>
    </style:style>
    <style:style style:name="T50" style:family="text">
      <style:text-properties fo:font-style="normal" officeooo:rsid="0203d280" style:font-style-asian="normal" style:font-style-complex="normal"/>
    </style:style>
    <style:style style:name="T51" style:family="text">
      <style:text-properties fo:font-style="normal" officeooo:rsid="02062af2" style:font-style-asian="normal" style:font-style-complex="normal"/>
    </style:style>
    <style:style style:name="T52" style:family="text">
      <style:text-properties fo:font-style="normal" officeooo:rsid="02073282" style:font-style-asian="normal" style:font-style-complex="normal"/>
    </style:style>
    <style:style style:name="T53" style:family="text">
      <style:text-properties fo:font-style="normal" officeooo:rsid="0207cdcf" style:font-style-asian="normal" style:font-style-complex="normal"/>
    </style:style>
    <style:style style:name="T54" style:family="text">
      <style:text-properties fo:font-style="normal" officeooo:rsid="020990de" style:font-style-asian="normal" style:font-style-complex="normal"/>
    </style:style>
    <style:style style:name="T55" style:family="text">
      <style:text-properties fo:font-style="normal" officeooo:rsid="020af63f" style:font-style-asian="normal" style:font-style-complex="normal"/>
    </style:style>
    <style:style style:name="T56" style:family="text">
      <style:text-properties fo:font-style="normal" officeooo:rsid="020b2e25" style:font-style-asian="normal" style:font-style-complex="normal"/>
    </style:style>
    <style:style style:name="T57" style:family="text">
      <style:text-properties fo:font-style="normal" officeooo:rsid="020caea3" style:font-style-asian="normal" style:font-style-complex="normal"/>
    </style:style>
    <style:style style:name="T58" style:family="text">
      <style:text-properties fo:font-style="normal" officeooo:rsid="020cd47a" style:font-style-asian="normal" style:font-style-complex="normal"/>
    </style:style>
    <style:style style:name="T59" style:family="text">
      <style:text-properties fo:font-style="normal" officeooo:rsid="020fefbd" style:font-style-asian="normal" style:font-style-complex="normal"/>
    </style:style>
    <style:style style:name="T60" style:family="text">
      <style:text-properties fo:font-style="normal" officeooo:rsid="0211e10e" style:font-style-asian="normal" style:font-style-complex="normal"/>
    </style:style>
    <style:style style:name="T61" style:family="text">
      <style:text-properties fo:font-style="normal" officeooo:rsid="02133ab3" style:font-style-asian="normal" style:font-style-complex="normal"/>
    </style:style>
    <style:style style:name="T62" style:family="text">
      <style:text-properties fo:font-style="normal" officeooo:rsid="0213e6d8" style:font-style-asian="normal" style:font-style-complex="normal"/>
    </style:style>
    <style:style style:name="T63" style:family="text">
      <style:text-properties fo:font-style="normal" officeooo:rsid="021408ad" style:font-style-asian="normal" style:font-style-complex="normal"/>
    </style:style>
    <style:style style:name="T64" style:family="text">
      <style:text-properties fo:font-style="normal" officeooo:rsid="0215f91b" style:font-style-asian="normal" style:font-style-complex="normal"/>
    </style:style>
    <style:style style:name="T65" style:family="text">
      <style:text-properties fo:font-style="normal" officeooo:rsid="0216aa3a" style:font-style-asian="normal" style:font-style-complex="normal"/>
    </style:style>
    <style:style style:name="T66" style:family="text">
      <style:text-properties fo:font-style="normal" officeooo:rsid="02188027" style:font-style-asian="normal" style:font-style-complex="normal"/>
    </style:style>
    <style:style style:name="T67" style:family="text">
      <style:text-properties fo:font-style="normal" officeooo:rsid="02193bcb" style:font-style-asian="normal" style:font-style-complex="normal"/>
    </style:style>
    <style:style style:name="T68" style:family="text">
      <style:text-properties fo:font-style="normal" officeooo:rsid="021b2e8e" style:font-style-asian="normal" style:font-style-complex="normal"/>
    </style:style>
    <style:style style:name="T69" style:family="text">
      <style:text-properties fo:font-style="normal" officeooo:rsid="021b37c8" style:font-style-asian="normal" style:font-style-complex="normal"/>
    </style:style>
    <style:style style:name="T70" style:family="text">
      <style:text-properties fo:font-style="normal" officeooo:rsid="021cd97a" style:font-style-asian="normal" style:font-style-complex="normal"/>
    </style:style>
    <style:style style:name="T71" style:family="text">
      <style:text-properties fo:font-style="normal" officeooo:rsid="021d2e2b" style:font-style-asian="normal" style:font-style-complex="normal"/>
    </style:style>
    <style:style style:name="T72" style:family="text">
      <style:text-properties fo:font-style="normal" officeooo:rsid="021d40da" style:font-style-asian="normal" style:font-style-complex="normal"/>
    </style:style>
    <style:style style:name="T73" style:family="text">
      <style:text-properties fo:font-style="normal" officeooo:rsid="021e3bc1" style:font-style-asian="normal" style:font-style-complex="normal"/>
    </style:style>
    <style:style style:name="T74" style:family="text">
      <style:text-properties fo:font-style="normal" style:text-underline-style="none" officeooo:rsid="0207cdcf" style:font-style-asian="normal" style:font-style-complex="normal"/>
    </style:style>
    <style:style style:name="T75" style:family="text">
      <style:text-properties officeooo:rsid="000a14f6"/>
    </style:style>
    <style:style style:name="T76" style:family="text">
      <style:text-properties officeooo:rsid="005714b7"/>
    </style:style>
    <style:style style:name="T77" style:family="text">
      <style:text-properties officeooo:rsid="005f04dc"/>
    </style:style>
    <style:style style:name="T78" style:family="text">
      <style:text-properties officeooo:rsid="00880dbe"/>
    </style:style>
    <style:style style:name="T79" style:family="text">
      <style:text-properties officeooo:rsid="007c6d62"/>
    </style:style>
    <style:style style:name="T80" style:family="text">
      <style:text-properties officeooo:rsid="00836784"/>
    </style:style>
    <style:style style:name="T81" style:family="text">
      <style:text-properties officeooo:rsid="00374dde"/>
    </style:style>
    <style:style style:name="T82" style:family="text">
      <style:text-properties style:font-name="EB Garamond 12 All SC" fo:font-style="normal" officeooo:rsid="01120c92" style:font-style-asian="normal" style:font-style-complex="normal"/>
    </style:style>
    <style:style style:name="T83" style:family="text">
      <style:text-properties style:font-name="EB Garamond 12 All SC" fo:font-style="normal" officeooo:rsid="011a7ae9" style:font-style-asian="normal" style:font-style-complex="normal"/>
    </style:style>
    <style:style style:name="T84" style:family="text">
      <style:text-properties style:font-name="EB Garamond 12 All SC" fo:font-style="normal" officeooo:rsid="01fb5d4d" style:font-style-asian="normal" style:font-style-complex="normal"/>
    </style:style>
    <style:style style:name="T85" style:family="text">
      <style:text-properties style:font-name="EB Garamond 12 All SC" fo:font-style="normal" officeooo:rsid="0215f91b" style:font-style-asian="normal" style:font-style-complex="normal"/>
    </style:style>
    <style:style style:name="T86" style:family="text">
      <style:text-properties officeooo:rsid="013faaaf"/>
    </style:style>
    <style:style style:name="T87" style:family="text">
      <style:text-properties officeooo:rsid="01cac2f5"/>
    </style:style>
    <style:style style:name="T88" style:family="text">
      <style:text-properties officeooo:rsid="01e21ff5"/>
    </style:style>
    <style:style style:name="T89" style:family="text">
      <style:text-properties officeooo:rsid="01f1733b"/>
    </style:style>
    <style:style style:name="T90" style:family="text">
      <style:text-properties officeooo:rsid="01f34a94"/>
    </style:style>
    <style:style style:name="T91" style:family="text">
      <style:text-properties officeooo:rsid="01f6184d"/>
    </style:style>
    <style:style style:name="T92" style:family="text">
      <style:text-properties officeooo:rsid="01fc5184"/>
    </style:style>
    <style:style style:name="T93" style:family="text">
      <style:text-properties officeooo:rsid="01fe59e4"/>
    </style:style>
    <style:style style:name="T94" style:family="text">
      <style:text-properties officeooo:rsid="0203b2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Bild2" text:anchor-type="paragraph" svg:x="0.051cm" svg:y="0.081cm" svg:width="3.099cm" svg:height="1.12cm" draw:z-index="0"><draw:image xlink:href="Pictures/10000000000001930000008DFBA119A0.png" xlink:type="simple" xlink:show="embed" xlink:actuate="onLoad"/></draw:frame></text:p>
      <text:p text:style-name="P32"><text:s text:c="4"/>Wolfgang Skala, 201<text:span text:style-name="T86">7</text:span></text:p>
      <text:p text:style-name="P32"/>
      <text:p text:style-name="P32"/>
      <text:p text:style-name="P27">© 201<text:span text:style-name="T86">7</text:span> by Wolfgang Skala. This edition is licensed under the Creative Commons Attribution<text:span text:style-name="T78">-NonCommercial-ShareAlike</text:span> 4.0 International License. To view a copy of this license, visit http://creativecommons.org/licenses/by<text:span text:style-name="T79">-nc-sa</text:span>/4.0/. </text:p>
      <text:p text:style-name="P26"/>
      <text:p text:style-name="P28">Music engraving by LilyPond 2.18.0 (http://www.lilypond.org).<text:span text:style-name="T76"><text:line-break/>Front matter</text:span> typeset with EB Garamond (http://www.georgduffner.at/ebgaramond).</text:p>
      <text:p text:style-name="P32"/>
      <text:p text:style-name="P25">First <text:span text:style-name="T88">version</text:span>, <text:span text:style-name="T89">September</text:span> 201<text:span text:style-name="T86">7</text:span></text:p>
      <text:p text:style-name="P37"/>
      <text:p text:style-name="P33">P R E F A C E <text:s text:c="2"/><text:span text:style-name="T1">&amp;</text:span> <text:s text:c="2"/>C R I T I C A L <text:s text:c="2"/>R E P O R T </text:p>
      <text:p text:style-name="P33"/>
      <text:p text:style-name="P1"/>
      <text:p text:style-name="P21">This edition <text:span text:style-name="T8">of the </text:span><text:span text:style-name="T4">Requiem in Es</text:span><text:span text:style-name="T8"> </text:span>bases upon <text:span text:style-name="T89">a print issued in 1904 by the </text:span><text:span text:style-name="T4">K. k. Universitäts Buchdruckerei “Styria” in Graz</text:span><text:span text:style-name="T37"> (plate nos. St.23, 23a and 23b;</text:span><text:span text:style-name="T89"> ed. Ernst Lanninger, then pastor of Hörsching, Upper Austria). The print has been archived in the Department of Music of the Austrian National Library (http://data.onb.ac.at/rec/AC09143493). Weiss’ autograph has apparently been lost.</text:span></text:p>
      <text:p text:style-name="P2"/>
      <text:p text:style-name="P22">The title page reads: <text:span text:style-name="T1">REQUIEM IN ES. / Für Sopran, Alt, Tenor, Bass, 2 Violinen, 2 Klari- / netten, 2 Hörner, 2 Tromben und Violon / mit Begleitung der Orgel / Von / J. B. Weiss / dem ersten Lehrer des Dr. A. Bruckner im Orgelspiel / </text:span><text:span text:style-name="T10">[...]</text:span><text:span text:style-name="T1"> / Verlag von Ernst Lanninger / Pfarrer in Hörsching in Ober-Österreich</text:span><text:span text:style-name="T10"> .</text:span></text:p>
      <text:p text:style-name="P2"/>
      <text:p text:style-name="P4">In general, this edition follows the <text:span text:style-name="T90">1904 print as closely a reasonably possible</text:span>.<text:span text:style-name="T92"> That being said, the print is rather inconsistent regarding articulations and dynamics.</text:span> <text:span text:style-name="T92">Thus, a</text:span>ny changes <text:span text:style-name="T75">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Bass figures were added by the editor. Asterisks denote changes that are clarified in the detailed remarks below.</text:span></text:p>
      <text:p text:style-name="P3"/>
      <text:p text:style-name="P9"/>
      <text:p text:style-name="P3"/>
      <text:p text:style-name="P35">r e q u i e m</text:p>
      <text:p text:style-name="P3"/>
      <text:p text:style-name="P17"><text:span text:style-name="T1">Bar<text:tab/>Staff<text:tab/>Note</text:span><text:span text:style-name="T3"><text:line-break/></text:span><text:span text:style-name="T38">7</text:span><text:span text:style-name="T34"><text:tab/></text:span><text:span text:style-name="T38">V</text:span><text:span text:style-name="T34">.II</text:span><text:span text:style-name="T11"><text:note text:id="ftn1" text:note-class="footnote"><text:note-citation>1</text:note-citation><text:note-body><text:p text:style-name="P39">Abbreviations: A., alto; B., bass; B<text:span text:style-name="T93">a., basses;</text:span> <text:span text:style-name="T87">Cl., clarinet; Hn. horn; Ms., (lost) manuscript; </text:span>Org., organ;<text:span text:style-name="T93"> Pr</text:span>.,<text:span text:style-name="T94"> printed 1904 edition</text:span>;<text:span text:style-name="T81"> r, rest;</text:span> S., soprano; T.<text:span text:style-name="T80">, </text:span>tenor; <text:span text:style-name="T91">Tpt., tromba; </text:span>V., violin.</text:p></text:note-body></text:note></text:span><text:span text:style-name="T34"><text:tab/></text:span><text:span text:style-name="T38">6th eighth in Pr.: as′8</text:span><text:span text:style-name="T35"><text:line-break/></text:span><text:span text:style-name="T39">15<text:tab/>V.II<text:tab/>second half of bar in Pr.: as</text:span><text:span text:style-name="T38">′8</text:span><text:span text:style-name="T39">–f</text:span><text:span text:style-name="T38">′8</text:span><text:span text:style-name="T39">–f</text:span><text:span text:style-name="T38">′8</text:span><text:span text:style-name="T39">–f</text:span><text:span text:style-name="T38">′8</text:span><text:span text:style-name="T40"><text:line-break/>19<text:tab/>Cl.I<text:tab/>5th eight in </text:span><text:span text:style-name="T42">Pr</text:span><text:span text:style-name="T40">.: f″16–e″16</text:span><text:span text:style-name="T41">, here adapted to T.</text:span><text:span text:style-name="T42"><text:line-break/>36<text:tab/>Hn.I<text:tab/>bar in Pr.: e′2–r2<text:line-break/>36<text:tab/>Hn.II<text:tab/>bar in Pr.: c′2–r2</text:span><text:span text:style-name="T22"><text:line-break/></text:span><text:span text:style-name="T14"><text:line-break/><text:line-break/><text:line-break/></text:span><text:span text:style-name="T84">d i e s <text:s text:c="2"/>i r a e</text:span></text:p>
      <text:p text:style-name="P5"/>
      <text:p text:style-name="P16"><text:span text:style-name="T1">Bar<text:tab/>Staff<text:tab/>Note</text:span><text:span text:style-name="T2"><text:line-break/></text:span><text:span text:style-name="T43">3</text:span><text:span text:style-name="T15"><text:tab/></text:span><text:span text:style-name="T23">T.</text:span><text:span text:style-name="T15"><text:tab/></text:span><text:span text:style-name="T43">lyrics in Pr.: </text:span><text:span text:style-name="T5">i - rae</text:span><text:span text:style-name="T44"><text:line-break/></text:span><text:span text:style-name="T46">30<text:tab/>Org.</text:span><text:span text:style-name="T47"><text:tab/>left hand, upper voice, last quarter in Pr.: f+ces′4</text:span><text:span text:style-name="T46"><text:line-break/></text:span><text:span text:style-name="T44">33<text:tab/>V.II<text:tab/>2nd quarter in Pr.: es+e′+c″4</text:span><text:span text:style-name="T45"><text:line-break/>36<text:tab/>Cl.II<text:tab/>bar in Ms.: as′2</text:span><text:span text:style-name="T44"><text:line-break/>51<text:tab/>V.II<text:tab/>3rd eighth in Pr.: c″8</text:span><text:span text:style-name="T48"><text:line-break/>70f<text:tab/>Org.<text:tab/>right hand, upper voice in Pr.: unison with V.I</text:span><text:span text:style-name="T49">, presumably cue notes</text:span><text:span text:style-name="T50"> in Ms.</text:span><text:span text:style-name="T36"><text:line-break/></text:span><text:span text:style-name="T24"><text:line-break/></text:span></text:p>
      <text:p text:style-name="P14"/>
      <text:p text:style-name="P36">d o m i n e</text:p>
      <text:p text:style-name="P6"/>
      <text:p text:style-name="P18"><text:span text:style-name="T1">Bar<text:tab/>Staff<text:tab/>Note</text:span><text:span text:style-name="T2"><text:line-break/></text:span><text:span text:style-name="T58">–</text:span><text:span text:style-name="T6"><text:tab/></text:span><text:span text:style-name="T58">Hn.II<text:tab/>in Pr. written for a B flat horn</text:span><text:span text:style-name="T6"><text:line-break/></text:span><text:span text:style-name="T52">8<text:tab/>V.II<text:tab/>3rd sixteenth in </text:span><text:span text:style-name="T55">Pr</text:span><text:span text:style-name="T52">.: d′16</text:span><text:span text:style-name="T53"><text:line-break/></text:span><text:soft-page-break/><text:span text:style-name="T53">9<text:tab/>V.II<text:tab/>first quarter in </text:span><text:span text:style-name="T55">Pr</text:span><text:span text:style-name="T53">.: a</text:span><text:span text:style-name="T74">′8.–g′16–g′16</text:span><text:span text:style-name="T51"><text:line-break/></text:span><text:span text:style-name="T57">34<text:tab/>Cl.I<text:tab/>1st eighth in Pr.: d″8<text:line-break/></text:span><text:span text:style-name="T54">34<text:tab/>V.II<text:tab/>grace notes</text:span><text:span text:style-name="T55"> in Pr.</text:span><text:span text:style-name="T54">: a′16–c″16<text:line-break/></text:span><text:span text:style-name="T51">37<text:tab/>V.I<text:tab/>penultimate sixteenth in Pr.: e″16</text:span><text:span text:style-name="T56"><text:line-break/>40<text:tab/>V.II<text:tab/>2nd sixteenth in Pr.: a′16</text:span><text:span text:style-name="T25"><text:line-break/></text:span></text:p>
      <text:p text:style-name="P18"/>
      <text:p text:style-name="P18"><text:span text:style-name="T16"><text:line-break/></text:span><text:span text:style-name="T82">s a n c t u s</text:span></text:p>
      <text:p text:style-name="P7"/>
      <text:p text:style-name="P19"><text:span text:style-name="T1">Bar<text:tab/>Staff<text:tab/>Note</text:span><text:span text:style-name="T2"><text:line-break/></text:span><text:span text:style-name="T59">13</text:span><text:span text:style-name="T15"><text:tab/></text:span><text:span text:style-name="T59">Ba.</text:span><text:span text:style-name="T15"><text:tab/></text:span><text:span text:style-name="T59">bar in Pr.: Bes4–bes16–bes16–bes16–bes16</text:span><text:span text:style-name="T60"><text:line-break/>15<text:tab/>V.II<text:tab/>last eighth in </text:span><text:span text:style-name="T61">Pr</text:span><text:span text:style-name="T60">.: as′8</text:span><text:span text:style-name="T62"><text:line-break/>15<text:tab/>Org.<text:tab/>3rd eighth in </text:span><text:span text:style-name="T63">Pr</text:span><text:span text:style-name="T62">.: c+es8</text:span><text:span text:style-name="T61"><text:line-break/>31f<text:tab/>Tpt.II<text:tab/>bars in Pr.: c′4–b4–b4–b2–r4</text:span><text:span text:style-name="T63"><text:line-break/>32<text:tab/>Org.<text:tab/>last bar in Pr.: Es+g2–r4</text:span><text:span text:style-name="T26"><text:line-break/></text:span><text:span text:style-name="T64"><text:line-break/><text:line-break/><text:line-break/></text:span><text:span text:style-name="T85">b e n e d i c t u s</text:span></text:p>
      <text:p text:style-name="P10"/>
      <text:p text:style-name="P20"><text:span text:style-name="T1">Bar<text:tab/>Staff<text:tab/>Note</text:span><text:span text:style-name="T2"><text:line-break/></text:span><text:span text:style-name="T67">8<text:tab/>V.II<text:tab/>3rd eighth in Pr.: g′16–g′16</text:span><text:span text:style-name="T68"><text:line-break/>11<text:tab/>V.II<text:tab/>1st quarter in Pr.:</text:span><text:span text:style-name="T69"> es</text:span><text:span text:style-name="T67">′</text:span><text:span text:style-name="T69">8–d</text:span><text:span text:style-name="T67">′</text:span><text:span text:style-name="T69">16–d</text:span><text:span text:style-name="T67">′</text:span><text:span text:style-name="T69">16</text:span><text:span text:style-name="T71"><text:line-break/>15<text:tab/>Cl.I<text:tab/>last sixteenth in </text:span><text:span text:style-name="T72">Pr</text:span><text:span text:style-name="T71">.: c″16</text:span><text:span text:style-name="T7"><text:line-break/></text:span><text:span text:style-name="T64">16</text:span><text:span text:style-name="T15"><text:tab/></text:span><text:span text:style-name="T64">T.</text:span><text:span text:style-name="T15"><text:tab/></text:span><text:span text:style-name="T64">bar in Pr.: d′8–c′8–r4</text:span><text:span text:style-name="T65"><text:line-break/></text:span><text:span text:style-name="T70">24<text:tab/>V.I<text:tab/>4th sixteenth in Pr.: es″16<text:line-break/></text:span><text:span text:style-name="T65">24<text:tab/>B.<text:tab/>bar in Pr.: r4–Bes8–Bes8</text:span><text:span text:style-name="T73"><text:line-break/>25<text:tab/>Org.<text:tab/>2nd note in Pr.: f′16</text:span><text:span text:style-name="T66"><text:line-break/>32<text:tab/>A.<text:tab/>2nd quarter in Pr.: as′8.–g′16</text:span><text:span text:style-name="T64"><text:line-break/></text:span><text:span text:style-name="T17"><text:line-break/></text:span><text:span text:style-name="T64"><text:line-break/></text:span><text:span text:style-name="T17"><text:line-break/></text:span><text:span text:style-name="T83">a g n u s <text:s text:c="2"/>d e i</text:span></text:p>
      <text:p text:style-name="P8"/>
      <text:p text:style-name="P15"><text:span text:style-name="T1">Bar<text:tab/>Staff<text:tab/>Note</text:span><text:span text:style-name="T2"><text:line-break/></text:span><text:span text:style-name="T27">34</text:span><text:span text:style-name="T15"><text:tab/></text:span><text:span text:style-name="T27">V.II</text:span><text:span text:style-name="T15"><text:tab/></text:span><text:span text:style-name="T27">4th half note in Ms.: f′2</text:span><text:span text:style-name="T29"><text:line-break/></text:span><text:line-break/></text:p>
      <text:p text:style-name="P13"/>
      <text:p text:style-name="P13"/>
      <text:p text:style-name="P31"><text:line-break/></text:p>
      <text:p text:style-name="P12"/>
      <text:p text:style-name="P12"/>
      <text:p text:style-name="P12"/>
      <text:p text:style-name="P12">This edition has been compiled and checked with utmost diligence. Nevertheless, errors and mistakes cannot be totally excluded. Please report any errors and mistakes to w.skala (at) gmx.at. Your help will be greatly appreciated.</text:p>
      <text:p text:style-name="P11"/>
      <text:p text:style-name="P23"/>
      <text:p text:style-name="P23"/>
      <text:p text:style-name="P23"><text:span text:style-name="T10">Salzburg, </text:span><text:span text:style-name="T28">March</text:span><text:span text:style-name="T10"> 201</text:span><text:span text:style-name="T18">7</text:span><text:line-break/><text:soft-page-break/>Wolfgang Skala</text:p>
      <text:p text:style-name="P38"/>
      <text:p text:style-name="P34">C O N T E N T S</text:p>
      <text:p text:style-name="P30"/>
      <text:p text:style-name="P29"/>
      <text:p text:style-name="P29"/>
      <text:p text:style-name="P24">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19">4</text:span><text:span text:style-name="T10"><text:line-break/><text:tab/></text:span><text:span text:style-name="T12">1.3<text:tab/></text:span><text:span text:style-name="T10">Kyrie II</text:span><text:span text:style-name="T12"><text:tab/></text:span><text:span text:style-name="T30">12</text:span><text:span text:style-name="T10"><text:line-break/></text:span><text:span text:style-name="T12"><text:line-break/></text:span>Gloria<text:span text:style-name="T10"><text:line-break/><text:tab/></text:span><text:span text:style-name="T12">2.1<text:tab/>Gloria<text:tab/>2</text:span><text:span text:style-name="T30">3</text:span><text:span text:style-name="T20"><text:line-break/><text:tab/>2.</text:span><text:span text:style-name="T30">2</text:span><text:span text:style-name="T20"><text:tab/></text:span><text:span text:style-name="T30">Qui tollis</text:span><text:span text:style-name="T20"><text:tab/>4</text:span><text:span text:style-name="T30">4</text:span><text:span text:style-name="T12"><text:line-break/><text:tab/>2.</text:span><text:span text:style-name="T30">3</text:span><text:span text:style-name="T12"><text:tab/>Qu</text:span><text:span text:style-name="T30">oniam I</text:span><text:span text:style-name="T12"><text:tab/></text:span><text:span text:style-name="T20">5</text:span><text:span text:style-name="T30">0</text:span><text:span text:style-name="T12"><text:line-break/><text:tab/>2.</text:span><text:span text:style-name="T30">4</text:span><text:span text:style-name="T12"><text:tab/>Quoniam</text:span><text:span text:style-name="T30"> II</text:span><text:span text:style-name="T12"><text:tab/></text:span><text:span text:style-name="T20">5</text:span><text:span text:style-name="T30">2</text:span><text:span text:style-name="T12"><text:line-break/><text:tab/>2.</text:span><text:span text:style-name="T30">5</text:span><text:span text:style-name="T12"><text:tab/>Cum Sancto Spirit</text:span><text:span text:style-name="T31">u</text:span><text:span text:style-name="T12"><text:tab/></text:span><text:span text:style-name="T31">61</text:span><text:span text:style-name="T13"><text:line-break/><text:line-break/></text:span><text:span text:style-name="T77">Credo<text:tab/><text:tab/></text:span><text:span text:style-name="T13"><text:line-break/><text:tab/></text:span><text:span text:style-name="T32"><text:tab/>(</text:span><text:span text:style-name="T13">Credo</text:span><text:span text:style-name="T32">)</text:span><text:span text:style-name="T13"><text:tab/></text:span><text:span text:style-name="T32">79</text:span><text:span text:style-name="T13"><text:line-break/><text:tab/><text:tab/></text:span><text:span text:style-name="T32">(</text:span><text:span text:style-name="T13">Et incarnatus est</text:span><text:span text:style-name="T32">)</text:span><text:span text:style-name="T13"><text:tab/></text:span><text:span text:style-name="T32">90</text:span><text:span text:style-name="T13"><text:line-break/><text:tab/><text:tab/></text:span><text:span text:style-name="T32">(</text:span><text:span text:style-name="T13">Crucifixus</text:span><text:span text:style-name="T32">)</text:span><text:span text:style-name="T13"><text:tab/></text:span><text:span text:style-name="T32">92</text:span><text:span text:style-name="T13"><text:line-break/><text:tab/><text:tab/></text:span><text:span text:style-name="T32">(</text:span><text:span text:style-name="T13">Et resurrexit</text:span><text:span text:style-name="T32">)</text:span><text:span text:style-name="T13"><text:tab/></text:span><text:span text:style-name="T32">95</text:span><text:span text:style-name="T21"><text:line-break/><text:tab/><text:tab/></text:span><text:span text:style-name="T32">(</text:span><text:span text:style-name="T21">Et vitam</text:span><text:span text:style-name="T32">)</text:span><text:span text:style-name="T21"><text:tab/>1</text:span><text:span text:style-name="T32">04</text:span><text:span text:style-name="T13"><text:line-break/><text:line-break/></text:span><text:span text:style-name="T77">Sanctus et Benedictus</text:span><text:span text:style-name="T13"><text:line-break/><text:tab/>4</text:span><text:span text:style-name="T19">.1</text:span><text:span text:style-name="T13"><text:tab/>Sanctus<text:tab/>1</text:span><text:span text:style-name="T33">13</text:span><text:span text:style-name="T13"><text:line-break/><text:tab/></text:span><text:span text:style-name="T19">4.2</text:span><text:span text:style-name="T13"><text:tab/>Benedictus<text:tab/>1</text:span><text:span text:style-name="T33">22</text:span><text:span text:style-name="T13"><text:line-break/><text:tab/></text:span><text:span text:style-name="T19">4.3</text:span><text:span text:style-name="T13"><text:tab/>Osanna<text:tab/>1</text:span><text:span text:style-name="T33">26</text:span><text:span text:style-name="T13"><text:line-break/><text:line-break/></text:span><text:span text:style-name="T77">Agnus Dei</text:span><text:span text:style-name="T13"><text:line-break/><text:tab/></text:span><text:span text:style-name="T19">5</text:span><text:span text:style-name="T13">.1<text:tab/>Agnus Dei<text:tab/>1</text:span><text:span text:style-name="T33">31<text:tab/></text:span><text:span text:style-name="T13"><text:line-break/><text:tab/></text:span><text:span text:style-name="T19">5</text:span><text:span text:style-name="T13">.2<text:tab/>Dona nobis<text:tab/>1</text:span><text:span text:style-name="T33">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05T23:09:52.877421430</dc:date>
    <dc:creator>Wolfgang Skala</dc:creator>
    <meta:editing-duration>P5DT20H20M39S</meta:editing-duration>
    <meta:editing-cycles>494</meta:editing-cycles>
    <meta:generator>LibreOffice/4.2.8.2$Linux_X86_64 LibreOffice_project/420m0$Build-2</meta:generator>
    <meta:document-statistic meta:table-count="0" meta:image-count="1" meta:object-count="0" meta:page-count="5" meta:paragraph-count="23" meta:word-count="740" meta:character-count="3964" meta:non-whitespace-character-count="3209"/>
  </office:meta>
</office:document-meta>
</file>